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/>
    </style:style>
    <style:style style:name="ce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table:style-name="ce2" office:value-type="string" calcext:value-type="string">
            <text:p>ZAFALON, Zaira Regina </text:p>
          </table:table-cell>
          <table:table-cell table:number-columns-repeated="4"/>
          <table:table-cell office:value-type="string" calcext:value-type="string">
            <text:p>Ed. UNESP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ENTES, José Anchieta de Oliveira <text:s/>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3"/>
          <table:table-cell office:value-type="string" calcext:value-type="string">
            <text:p>EDUEPB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ITTAR, Marisa 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OLIVEIRA, Rosa Maria Moraes Anunciato de</text:p>
          </table:table-cell>
          <table:table-cell office:value-type="string" calcext:value-type="string">
            <text:p>FERREIRA JR, Amarílio</text:p>
          </table:table-cell>
          <table:table-cell/>
          <table:table-cell office:value-type="string" calcext:value-type="string">
            <text:p>EDUFSCa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OCCATO, Vera Regina Casari <text:s/></text:p>
          </table:table-cell>
          <table:table-cell office:value-type="string" calcext:value-type="string">
            <text:p>GRACIOSO, Luciana de Souza</text:p>
          </table:table-cell>
          <table:table-cell table:number-columns-repeated="3"/>
          <table:table-cell office:value-type="string" calcext:value-type="string">
            <text:p>Átomo &amp; Alín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STA, Luzia Sigoli Fernandes 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CURILLA, Rosemeire Aparecida Trebi</text:p>
          </table:table-cell>
          <table:table-cell office:value-type="string" calcext:value-type="string">
            <text:p>SEVERO, Cristine Gorski</text:p>
          </table:table-cell>
          <table:table-cell office:value-type="string" calcext:value-type="string">
            <text:p>SOUZA, Ligia Maria Silva e</text:p>
          </table:table-cell>
          <table:table-cell office:value-type="string" calcext:value-type="string">
            <text:p>Compac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REIRA JR, Amarílio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LOMBARDI, José Claudinei</text:p>
          </table:table-cell>
          <table:table-cell table:number-columns-repeated="2"/>
          <table:table-cell office:value-type="string" calcext:value-type="string">
            <text:p>Editora Alíne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SALDANHA, Gustavo Silva</text:p>
          </table:table-cell>
          <table:table-cell table:number-columns-repeated="3"/>
          <table:table-cell office:value-type="string" calcext:value-type="string">
            <text:p>Junqueira e Mari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SALDANHA, Gustavo Silva</text:p>
          </table:table-cell>
          <table:table-cell table:number-columns-repeated="3"/>
          <table:table-cell office:value-type="string" calcext:value-type="string">
            <text:p>Junqueira e Mari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FARIA, Leandro Innocentini Lopes de</text:p>
          </table:table-cell>
          <table:table-cell table:number-columns-repeated="2"/>
          <table:table-cell office:value-type="string" calcext:value-type="string">
            <text:p>Pedro &amp;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LETA, Jacqueline </text:p>
          </table:table-cell>
          <table:table-cell table:number-columns-repeated="3"/>
          <table:table-cell office:value-type="string" calcext:value-type="string">
            <text:p>Pedro &amp;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HAYASHI, Carlos Roberto Massao</text:p>
          </table:table-cell>
          <table:table-cell table:number-columns-repeated="2"/>
          <table:table-cell office:value-type="string" calcext:value-type="string">
            <text:p>Pedro &amp;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BARBOSA, Henrianne</text:p>
          </table:table-cell>
          <table:table-cell table:number-columns-repeated="2"/>
          <table:table-cell office:value-type="string" calcext:value-type="string">
            <text:p>Editora Alí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BARBOSA, Henrianne</text:p>
          </table:table-cell>
          <table:table-cell table:number-columns-repeated="2"/>
          <table:table-cell office:value-type="string" calcext:value-type="string">
            <text:p>Editora Alí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KERBAUY, Maria Teresa Miceli</text:p>
          </table:table-cell>
          <table:table-cell table:number-columns-repeated="2"/>
          <table:table-cell office:value-type="string" calcext:value-type="string">
            <text:p>Editora Alíne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SOUSA, Cidoval Morais de </text:p>
          </table:table-cell>
          <table:table-cell office:value-type="string" calcext:value-type="string">
            <text:p>ROTHBERG, Danilo</text:p>
          </table:table-cell>
          <table:table-cell table:number-columns-repeated="2"/>
          <table:table-cell office:value-type="string" calcext:value-type="string">
            <text:p>EDUEPB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í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/>
          <table:table-cell office:value-type="string" calcext:value-type="string">
            <text:p>Pedro &amp; João Edit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/>
          <table:table-cell office:value-type="string" calcext:value-type="string">
            <text:p>Pedro &amp;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PEDRO, Wilson José Alves</text:p>
          </table:table-cell>
          <table:table-cell table:number-columns-repeated="2"/>
          <table:table-cell office:value-type="string" calcext:value-type="string">
            <text:p>Pedro &amp;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MIOTELLO, Valdemir</text:p>
          </table:table-cell>
          <table:table-cell table:number-columns-repeated="3"/>
          <table:table-cell office:value-type="string" calcext:value-type="string">
            <text:p>Pedro &amp;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table:number-columns-repeated="4"/>
          <table:table-cell office:value-type="string" calcext:value-type="string">
            <text:p>Pedro &amp;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table:number-columns-repeated="4"/>
          <table:table-cell office:value-type="string" calcext:value-type="string">
            <text:p>Pedro &amp;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string" calcext:value-type="string">
            <text:p>JUGEND, Daniel</text:p>
          </table:table-cell>
          <table:table-cell office:value-type="string" calcext:value-type="string">
            <text:p>BARBALHO, Sanderson César Macedo</text:p>
          </table:table-cell>
          <table:table-cell office:value-type="string" calcext:value-type="string">
            <text:p>SILVA, Sergio Luis da</text:p>
          </table:table-cell>
          <table:table-cell table:number-columns-repeated="2"/>
          <table:table-cell office:value-type="string" calcext:value-type="string">
            <text:p>Elsevier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2" office:value-type="string" calcext:value-type="string">
            <text:p>JUGEND, Daniel</text:p>
          </table:table-cell>
          <table:table-cell office:value-type="string" calcext:value-type="string">
            <text:p>SILVA, Sergio Luis da</text:p>
          </table:table-cell>
          <table:table-cell table:number-columns-repeated="3"/>
          <table:table-cell office:value-type="string" calcext:value-type="string">
            <text:p>LTC - GE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string" calcext:value-type="string">
            <text:p>KERBAUY, Maria Teresa Miceli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ANDRADE, Thales Haddad Novaes de</text:p>
          </table:table-cell>
          <table:table-cell table:number-columns-repeated="2"/>
          <table:table-cell office:value-type="string" calcext:value-type="string">
            <text:p>Editora Alíne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2" office:value-type="string" calcext:value-type="string">
            <text:p>PAULUCCI, Martha Regina Bortolato Cardoso</text:p>
          </table:table-cell>
          <table:table-cell table:style-name="ce3" office:value-type="string" calcext:value-type="string">
            <text:p>HOFFMANN, Wanda Aparecida Machado</text:p>
          </table:table-cell>
          <table:table-cell table:number-columns-repeated="3"/>
          <table:table-cell office:value-type="string" calcext:value-type="string">
            <text:p>Novas Edições Acadêmica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2" office:value-type="string" calcext:value-type="string">
            <text:p>RAMALHO, Rogério Aparecido Sá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2" office:value-type="string" calcext:value-type="string">
            <text:p>SOUSA, Lucília Maria Abrahão 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FUJITA, Mariângela Spotti Lopes</text:p>
          </table:table-cell>
          <table:table-cell table:number-columns-repeated="2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Default" office:value-type="string" calcext:value-type="string">
            <text:p>FERRAZ, Maria Cristina Comunian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GRACIOSO, Luciana de Souza</text:p>
          </table:table-cell>
          <table:table-cell office:value-type="string" calcext:value-type="string">
            <text:p>FERREIRA, Suelen Camilo</text:p>
          </table:table-cell>
          <table:table-cell office:value-type="string" calcext:value-type="string">
            <text:p>SILVA, Marco Donizete Paulino da</text:p>
          </table:table-cell>
          <table:table-cell table:number-columns-repeated="2"/>
          <table:table-cell office:value-type="string" calcext:value-type="string">
            <text:p>Junqueira e Mari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GRACIOSO, Luciana de Souza</text:p>
          </table:table-cell>
          <table:table-cell office:value-type="string" calcext:value-type="string">
            <text:p>SALDANHA, Gustavo Silva</text:p>
          </table:table-cell>
          <table:table-cell table:number-columns-repeated="3"/>
          <table:table-cell office:value-type="string" calcext:value-type="string">
            <text:p>Junqueira e Marin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HOFFMANN, Wanda Aparecida Machado</text:p>
          </table:table-cell>
          <table:table-cell table:number-columns-repeated="4"/>
          <table:table-cell office:value-type="string" calcext:value-type="string">
            <text:p>Pedro &amp; João Editor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HOFFMANN, Wanda Aparecida Machado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PEDRO, Wilson José Alves</text:p>
          </table:table-cell>
          <table:table-cell table:number-columns-repeated="2"/>
          <table:table-cell office:value-type="string" calcext:value-type="string">
            <text:p>Pedro &amp; João Editor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MIOTELLO, Valdemir</text:p>
          </table:table-cell>
          <table:table-cell office:value-type="string" calcext:value-type="string">
            <text:p>HOFFMANN, Wanda Aparecida Machado</text:p>
          </table:table-cell>
          <table:table-cell table:number-columns-repeated="3"/>
          <table:table-cell office:value-type="string" calcext:value-type="string">
            <text:p>Pedro &amp;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STANGE, Simone Morae</text:p>
          </table:table-cell>
          <table:table-cell office:value-type="string" calcext:value-type="string">
            <text:p>SILVEIRA, Rosemari Monteiro Castilho Foggiatto</text:p>
          </table:table-cell>
          <table:table-cell office:value-type="string" calcext:value-type="string">
            <text:p>STIIRMER, Júlio César</text:p>
          </table:table-cell>
          <table:table-cell office:value-type="string" calcext:value-type="string">
            <text:p>HAYASHI, Carlos Roberto Massao</text:p>
          </table:table-cell>
          <table:table-cell/>
          <table:table-cell office:value-type="string" calcext:value-type="string">
            <text:p>Pedro &amp; João Editores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29:36.873131692</meta:creation-date>
    <dc:date>2018-01-04T12:30:07.756938003</dc:date>
    <meta:editing-duration>PT32S</meta:editing-duration>
    <meta:editing-cycles>1</meta:editing-cycles>
    <meta:document-statistic meta:table-count="1" meta:cell-count="173" meta:object-count="0"/>
    <meta:generator>LibreOffice/5.3.7.2.0$Linux_X86_64 LibreOffice_project/30$Build-2</meta:generator>
  </office:meta>
</office:document-meta>
</file>